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XMLProducerTagSupport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XMLProducerTagSupport.setConsumer( XMLConsumer xml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